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4.497cm" fo:min-width="0cm" draw:shadow-opacity="100%"/>
    </style:style>
    <style:style style:name="gr2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Default_5f_1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5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5cm" draw:marker-end-width="0.365cm" draw:fill="none" draw:opacity="50%" draw:textarea-horizontal-align="center" draw:textarea-vertical-align="middle" fo:padding-top="0.135cm" fo:padding-bottom="0.135cm" fo:padding-left="0.26cm" fo:padding-right="0.26cm" draw:shadow-opacity="50%"/>
    </style:style>
    <style:style style:name="gr14" style:family="graphic" style:parent-style-name="objectwithoutfill">
      <style:graphic-properties svg:stroke-width="0.02cm" svg:stroke-color="#336699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9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5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6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2.861cm"/>
    </style:style>
    <style:style style:name="gr27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1.14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05cm" fo:min-width="0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fill-color="#c5000b" draw:textarea-horizontal-align="justify" draw:textarea-vertical-align="middle" draw:auto-grow-height="false" fo:min-height="0.0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32" style:family="graphic" style:parent-style-name="standard">
      <style:graphic-properties draw:fill-color="#b2b2b2" draw:textarea-horizontal-align="justify" draw:textarea-vertical-align="middle" draw:auto-grow-height="false" fo:min-height="3.251cm" fo:min-width="0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3.251cm" fo:min-width="0.5cm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3.251cm" fo:min-width="0.4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40" style:family="graphic" style:parent-style-name="objectwithoutfill">
      <style:graphic-properties svg:stroke-width="0.03cm" svg:stroke-color="#99cc99" draw:marker-start="Circle" draw:marker-start-width="0.08cm" draw:marker-end="Circle" draw:marker-end-width="0.08cm" draw:fill="none" draw:textarea-horizontal-align="center" draw:textarea-vertical-align="middle" fo:padding-top="0.14cm" fo:padding-bottom="0.14cm" fo:padding-left="0.265cm" fo:padding-right="0.265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367cm" fo:min-width="6.535cm"/>
    </style:style>
    <style:style style:name="gr42" style:family="graphic" style:parent-style-name="Default_5f_1">
      <style:graphic-properties draw:fill-color="#999999" draw:opacity="50%" draw:textarea-horizontal-align="justify" draw:textarea-vertical-align="middle" draw:auto-grow-height="false" fo:min-height="0.755cm" fo:min-width="0cm" draw:shadow-opacity="50%"/>
    </style:style>
    <style:style style:name="gr43" style:family="graphic" style:parent-style-name="objectwithoutfill">
      <style:graphic-properties svg:stroke-width="0.2cm" svg:stroke-color="#666666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00cc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dddddd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1.527cm" fo:min-width="3.198cm"/>
    </style:style>
    <style:style style:name="gr49" style:family="graphic" style:parent-style-name="Default_5f_1">
      <style:graphic-properties draw:stroke="none" svg:stroke-color="#000000" draw:fill="none" draw:fill-color="#ffffff" draw:textarea-horizontal-align="right" draw:textarea-vertical-align="middle" draw:auto-grow-height="true" draw:auto-grow-width="false" fo:min-height="0.239cm" fo:min-width="0cm" fo:padding-top="0cm" fo:padding-bottom="0cm" fo:padding-left="0cm" fo:padding-right="0cm"/>
    </style:style>
    <style:style style:name="gr50" style:family="graphic" style:parent-style-name="Default_5f_1">
      <style:graphic-properties draw:opacity="50%" draw:textarea-horizontal-align="justify" draw:textarea-vertical-align="middle" draw:auto-grow-height="false" fo:min-height="1.66cm" fo:min-width="1.05cm" draw:shadow-opacity="50%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52" style:family="graphic" style:parent-style-name="objectwithoutfill">
      <style:graphic-properties svg:stroke-width="0.02cm" svg:stroke-color="#336699" draw:marker-start-width="0.36cm" draw:marker-end="Circle" draw:marker-end-width="0.08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-color="#999999" draw:opacity="50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4pt" style:font-size-asian="4pt" style:font-size-complex="4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-color="#ffcc00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c5000b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21" style:family="paragraph">
      <style:paragraph-properties fo:margin-left="0cm" fo:margin-right="0cm" fo:margin-top="0cm" fo:margin-bottom="0.15cm" fo:text-indent="0cm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15cm" fo:text-indent="0cm"/>
      <style:text-properties style:font-name="Cantarell" fo:font-size="9pt" style:font-size-asian="10pt" style:font-size-complex="10pt"/>
    </style:style>
    <style:style style:name="P24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4.40000009536743pt" style:font-size-asian="4.40000009536743pt" style:font-size-complex="4.40000009536743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6" style:family="text">
      <style:text-properties style:font-name="Cantarell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Cantarell1" fo:font-size="10pt" style:font-size-asian="12pt" style:font-size-complex="12pt"/>
    </style:style>
    <style:style style:name="T8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9" style:family="text">
      <style:text-properties style:font-name="Cantarell" fo:font-size="9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Cantarell" fo:font-size="9pt" style:font-size-asian="10pt" style:font-size-complex="10pt"/>
    </style:style>
    <style:style style:name="T11" style:family="text">
      <style:text-properties style:font-name="Cantarell" fo:font-size="9pt" style:font-name-asian="Cantarell3" style:font-size-asian="10pt" style:font-name-complex="Cantarell3" style:font-size-complex="10pt"/>
    </style:style>
    <style:style style:name="T12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13cm" svg:y1="9.052cm" svg:x2="18.463cm" svg:y2="9.052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6.506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6.564cm" svg:y2="8.151cm">
            <text:p/>
          </draw:line>
        </draw:g>
        <draw:g>
          <draw:g>
            <draw:custom-shape draw:style-name="gr12" draw:text-style-name="P4" draw:layer="composants" svg:width="0.54cm" svg:height="0.198cm" draw:transform="rotate (1.5707963267949) translate (16.212cm 9.30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6.212cm" svg:y1="9.201cm" svg:x2="16.404cm" svg:y2="9.201cm">
              <text:p/>
            </draw:line>
          </draw:g>
          <draw:custom-shape draw:style-name="gr6" draw:text-style-name="P5" draw:layer="composants" svg:width="0.08cm" svg:height="0.08cm" draw:transform="rotate (1.5707963267949) translate (16.507cm 8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9cm" svg:y1="8.389cm" svg:x2="16.306cm" svg:y2="8.384cm">
            <text:p/>
          </draw:line>
          <draw:line draw:style-name="gr14" draw:text-style-name="P3" draw:layer="composants" svg:x1="16.312cm" svg:y1="8.759cm" svg:x2="16.316cm" svg:y2="8.379cm">
            <text:p/>
          </draw:line>
          <draw:custom-shape draw:style-name="gr6" draw:text-style-name="P5" draw:layer="composants" svg:width="0.08cm" svg:height="0.08cm" draw:transform="rotate (-1.5707963267949) translate (16.589cm 9.6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5cm" svg:y1="9.66cm" svg:x2="16.302cm" svg:y2="9.665cm">
            <text:p/>
          </draw:line>
          <draw:line draw:style-name="gr14" draw:text-style-name="P3" draw:layer="composants" svg:x1="16.308cm" svg:y1="9.29cm" svg:x2="16.312cm" svg:y2="9.67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943cm 11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1cm 10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5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7.012cm 9.7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284cm 9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41cm" svg:y1="9.658cm" svg:x2="18.317cm" svg:y2="9.668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cm" svg:height="0.08cm" draw:transform="rotate (1.5707963267949) translate (13.734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6.507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69cm" svg:y1="10.421cm" svg:x2="16.574cm" svg:y2="10.43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</text:span><text:span text:style-name="T2">N</text:span><text:span text:style-name="T2">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</text:span><text:span text:style-name="T2">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</text:span><text:span text:style-name="T2">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</text:span><text:span text:style-name="T2">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</text:span><text:span text:style-name="T2">N</text:span><text:span text:style-name="T2">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</text:span><text:span text:style-name="T2">3</text:span></text:p>
            </draw:text-box>
          </draw:frame>
        </draw:g>
        <draw:frame draw:style-name="gr24" draw:text-style-name="P12" draw:layer="composants" svg:width="1.205cm" svg:height="0.489cm" draw:transform="rotate (1.5707963267949) translate (16.935cm 12.708cm)">
          <draw:text-box>
            <text:p><text:span text:style-name="T3">R</text:span><text:span text:style-name="T3">E</text:span><text:span text:style-name="T3">S</text:span><text:span text:style-name="T3">E</text:span><text:span text:style-name="T3">T</text:span></text:p>
          </draw:text-box>
        </draw:frame>
        <draw:g>
          <draw:custom-shape draw:style-name="gr25" draw:text-style-name="P4" draw:layer="composants" svg:width="0.998cm" svg:height="2.045cm" draw:transform="rotate (1.5707963267949) translate (16.409cm 9.536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6.508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3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6.509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4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1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8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42cm 10.8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cm 10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4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39" draw:text-style-name="P20" draw:layer="Cartouche" svg:width="11.314cm" svg:height="2.738cm" svg:x="17.386cm" svg:y="17.262cm">
          <draw:text-box>
            <text:p text:style-name="P19"><text:span text:style-name="T5">P</text:span><text:span text:style-name="T5">C</text:span><text:span text:style-name="T5">B</text:span><text:span text:style-name="T5"> </text:span><text:span text:style-name="T5">v</text:span><text:span text:style-name="T5">5</text:span><text:span text:style-name="T5"> </text:span><text:span text:style-name="T5">-</text:span><text:span text:style-name="T5"> </text:span><text:span text:style-name="T6">F</text:span><text:span text:style-name="T6">i</text:span><text:span text:style-name="T6">n</text:span><text:span text:style-name="T6">d</text:span><text:span text:style-name="T6">e</text:span><text:span text:style-name="T6">r</text:span><text:span text:style-name="T6"> </text:span><text:span text:style-name="T6">3</text:span><text:span text:style-name="T6">0</text:span><text:span text:style-name="T6">.</text:span><text:span text:style-name="T6">2</text:span><text:span text:style-name="T6">2</text:span><text:span text:style-name="T6">.</text:span><text:span text:style-name="T6">7</text:span><text:span text:style-name="T6">.</text:span><text:span text:style-name="T6">0</text:span><text:span text:style-name="T6">0</text:span><text:span text:style-name="T6">5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n</text:span><text:span text:style-name="T6">t</text:span></text:p>
            <text:p><text:span text:style-name="T7">N</text:span><text:span text:style-name="T7">a</text:span><text:span text:style-name="T7">n</text:span><text:span text:style-name="T7">o</text:span><text:span text:style-name="T7">W</text:span><text:span text:style-name="T7">a</text:span><text:span text:style-name="T7">t</text:span><text:span text:style-name="T7">c</text:span><text:span text:style-name="T7">h</text:span><text:span text:style-name="T7">d</text:span><text:span text:style-name="T7">o</text:span><text:span text:style-name="T7">g</text:span><text:span text:style-name="T7"> </text:span><text:span text:style-name="T7">v</text:span><text:span text:style-name="T7">8</text:span><text:span text:style-name="T7">.</text:span><text:span text:style-name="T7">2</text:span><text:span text:style-name="T7">0</text:span><text:span text:style-name="T7">1</text:span><text:span text:style-name="T7">6</text:span></text:p>
            <text:p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@</text:span><text:span text:style-name="T7"> </text:span><text:span text:style-name="T7">2</text:span><text:span text:style-name="T7">0</text:span><text:span text:style-name="T7">1</text:span><text:span text:style-name="T7">5</text:span><text:span text:style-name="T7">-</text:span><text:span text:style-name="T7">2</text:span><text:span text:style-name="T7">0</text:span><text:span text:style-name="T7">1</text:span><text:span text:style-name="T7">6</text:span><text:span text:style-name="T7"> </text:span><text:span text:style-name="T7">P</text:span><text:span text:style-name="T7">i</text:span><text:span text:style-name="T7">e</text:span><text:span text:style-name="T7">r</text:span><text:span text:style-name="T7">r</text:span><text:span text:style-name="T7">e</text:span><text:span text:style-name="T7"> </text:span><text:span text:style-name="T7">W</text:span><text:span text:style-name="T7">i</text:span><text:span text:style-name="T7">e</text:span><text:span text:style-name="T7">s</text:span><text:span text:style-name="T7">e</text:span><text:span text:style-name="T7">r</text:span><text:span text:style-name="T7"> </text:span><text:span text:style-name="T7">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</text:span><text:span text:style-name="T8">a</text:span><text:span text:style-name="T8">s</text:span><text:span text:style-name="T8">t</text:span><text:span text:style-name="T8"> </text:span><text:span text:style-name="T8">u</text:span><text:span text:style-name="T8">p</text:span><text:span text:style-name="T8">d</text:span><text:span text:style-name="T8">a</text:span><text:span text:style-name="T8">t</text:span><text:span text:style-name="T8">e</text:span><text:span text:style-name="T8">d</text:span><text:span text:style-name="T8"> </text:span><text:span text:style-name="T8">o</text:span><text:span text:style-name="T8">n</text:span><text:span text:style-name="T8"> </text:span><text:span text:style-name="T8">2</text:span><text:span text:style-name="T8">0</text:span><text:span text:style-name="T8">1</text:span><text:span text:style-name="T8">6</text:span><text:span text:style-name="T8">-</text:span><text:span text:style-name="T8">1</text:span><text:span text:style-name="T8">2</text:span><text:span text:style-name="T8">-</text:span><text:span text:style-name="T8">1</text:span><text:span text:style-name="T8">8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7.218cm" svg:y1="9.298cm" svg:x2="17.407cm" svg:y2="9.298cm">
          <text:p/>
        </draw:line>
        <draw:line draw:style-name="gr40" draw:text-style-name="P3" draw:layer="straps" svg:x1="15.005cm" svg:y1="8.135cm" svg:x2="17.345cm" svg:y2="8.142cm">
          <text:p/>
        </draw:line>
        <draw:g>
          <draw:custom-shape draw:style-name="gr15" draw:text-style-name="P8" draw:layer="composants" svg:width="0.264cm" svg:height="0.502cm" draw:transform="rotate (1.5707963267949) translate (16.925cm 11.3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13cm 11.2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67cm 11.2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0" draw:text-style-name="P3" draw:layer="straps" svg:x1="17.274cm" svg:y1="10.675cm" svg:x2="18.615cm" svg:y2="10.682cm">
          <text:p/>
        </draw:line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3" draw:layer="straps" svg:x1="13.737cm" svg:y1="10.423cm" svg:x2="17.349cm" svg:y2="10.427cm">
          <text:p/>
        </draw:line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S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</text:span><text:span text:style-name="T2">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</text:span><text:span text:style-name="T2">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</text:span><text:span text:style-name="T2">N</text:span><text:span text:style-name="T2">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7" draw:text-style-name="P13" draw:layer="composants" svg:width="1.64cm" svg:height="0.5cm" draw:transform="rotate (-3.14159265358979) translate (13.878cm 8.387cm)">
          <text:p><text:span text:style-name="T4">PCB v7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24cm 11.0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12cm 10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66cm 10.96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41" draw:text-style-name="P23" draw:layer="Cartouche" svg:width="7.035cm" svg:height="3.617cm" svg:x="10.344cm" svg:y="16.383cm">
          <draw:text-box>
            <text:p text:style-name="P21"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</text:span><text:span text:style-name="T9">s</text:span><text:span text:style-name="T9"> </text:span><text:span text:style-name="T9">l</text:span><text:span text:style-name="T9">i</text:span><text:span text:style-name="T9">s</text:span><text:span text:style-name="T9">t</text:span></text:p>
            <text:p text:style-name="P22"><text:span text:style-name="T10">1</text:span><text:span text:style-name="T10"><text:tab/></text:span><text:span text:style-name="T10">A</text:span><text:span text:style-name="T10">r</text:span><text:span text:style-name="T10">d</text:span><text:span text:style-name="T10">u</text:span><text:span text:style-name="T10">i</text:span><text:span text:style-name="T10">n</text:span><text:span text:style-name="T10">o</text:span><text:span text:style-name="T10"> </text:span><text:span text:style-name="T10">N</text:span><text:span text:style-name="T10">a</text:span><text:span text:style-name="T10">n</text:span><text:span text:style-name="T10">o</text:span></text:p>
            <text:p><text:span text:style-name="T10">1</text:span><text:span text:style-name="T10"><text:tab/></text:span><text:span text:style-name="T10">r</text:span><text:span text:style-name="T10">e</text:span><text:span text:style-name="T10">l</text:span><text:span text:style-name="T10">a</text:span><text:span text:style-name="T10">y</text:span><text:span text:style-name="T10"> </text:span><text:span text:style-name="T10">5</text:span><text:span text:style-name="T10">v</text:span><text:span text:style-name="T10"> </text:span><text:span text:style-name="T10">N</text:span><text:span text:style-name="T10">O</text:span></text:p>
            <text:p><text:span text:style-name="T10">1</text:span><text:span text:style-name="T10"><text:tab/></text:span><text:span text:style-name="T10">d</text:span><text:span text:style-name="T10">i</text:span><text:span text:style-name="T10">o</text:span><text:span text:style-name="T10">d</text:span><text:span text:style-name="T10">e</text:span><text:span text:style-name="T10"> </text:span><text:span text:style-name="T10">1</text:span><text:span text:style-name="T10">N</text:span><text:span text:style-name="T10">4</text:span><text:span text:style-name="T10">0</text:span><text:span text:style-name="T10">0</text:span><text:span text:style-name="T10">4</text:span><text:span text:style-name="T10">,</text:span><text:span text:style-name="T10"> </text:span><text:span text:style-name="T10">1</text:span><text:span text:style-name="T10">N</text:span><text:span text:style-name="T10">4</text:span><text:span text:style-name="T10">1</text:span><text:span text:style-name="T10">4</text:span><text:span text:style-name="T10">8</text:span><text:span text:style-name="T10">,</text:span><text:span text:style-name="T10"> </text:span><text:span text:style-name="T10">.</text:span><text:span text:style-name="T10">.</text:span><text:span text:style-name="T10">.</text:span><text:span text:style-name="T10"> </text:span></text:p>
            <text:p><text:span text:style-name="T10">1</text:span><text:span text:style-name="T10"><text:tab/></text:span><text:span text:style-name="T10">L</text:span><text:span text:style-name="T10">E</text:span><text:span text:style-name="T10">D</text:span><text:span text:style-name="T10"> </text:span><text:span text:style-name="T10">3</text:span><text:span text:style-name="T10">m</text:span><text:span text:style-name="T10">m</text:span><text:span text:style-name="T10"> </text:span><text:span text:style-name="T10">g</text:span><text:span text:style-name="T10">r</text:span><text:span text:style-name="T10">e</text:span><text:span text:style-name="T10">e</text:span><text:span text:style-name="T10">n</text:span></text:p>
            <text:p><text:span text:style-name="T10">1</text:span><text:span text:style-name="T10"><text:tab/></text:span><text:span text:style-name="T10">L</text:span><text:span text:style-name="T10">E</text:span><text:span text:style-name="T10">D</text:span><text:span text:style-name="T10"> </text:span><text:span text:style-name="T10">3</text:span><text:span text:style-name="T10">m</text:span><text:span text:style-name="T10">m</text:span><text:span text:style-name="T10"> </text:span><text:span text:style-name="T10">r</text:span><text:span text:style-name="T10">e</text:span><text:span text:style-name="T10">d</text:span></text:p>
            <text:p><text:span text:style-name="T10">1</text:span><text:span text:style-name="T10"><text:tab/></text:span><text:span text:style-name="T10">L</text:span><text:span text:style-name="T10">E</text:span><text:span text:style-name="T10">D</text:span><text:span text:style-name="T10"> </text:span><text:span text:style-name="T10">3</text:span><text:span text:style-name="T10">m</text:span><text:span text:style-name="T10">m</text:span><text:span text:style-name="T10"> </text:span><text:span text:style-name="T10">y</text:span><text:span text:style-name="T10">e</text:span><text:span text:style-name="T10">l</text:span><text:span text:style-name="T10">l</text:span><text:span text:style-name="T10">o</text:span><text:span text:style-name="T10">w</text:span></text:p>
            <text:p><text:span text:style-name="T10">3</text:span><text:span text:style-name="T10"><text:tab/></text:span><text:span text:style-name="T10">r</text:span><text:span text:style-name="T10">e</text:span><text:span text:style-name="T10">s</text:span><text:span text:style-name="T10">i</text:span><text:span text:style-name="T10">s</text:span><text:span text:style-name="T10">t</text:span><text:span text:style-name="T10">o</text:span><text:span text:style-name="T10">r</text:span><text:span text:style-name="T10">s</text:span><text:span text:style-name="T10"> </text:span><text:span text:style-name="T10">1</text:span><text:span text:style-name="T10">7</text:span><text:span text:style-name="T10">5</text:span><text:span text:style-name="T10">-</text:span><text:span text:style-name="T10">2</text:span><text:span text:style-name="T10">2</text:span><text:span text:style-name="T10">0</text:span><text:span text:style-name="T10"> </text:span><text:span text:style-name="T11">Ω</text:span></text:p>
          </draw:text-box>
        </draw:frame>
        <draw:frame draw:style-name="gr39" draw:text-style-name="P20" draw:layer="Cartouche" svg:width="11.314cm" svg:height="2.738cm" svg:x="17.386cm" svg:y="17.262cm">
          <draw:text-box>
            <text:p text:style-name="P19"><text:span text:style-name="T5">P</text:span><text:span text:style-name="T5">C</text:span><text:span text:style-name="T5">B</text:span><text:span text:style-name="T5"> </text:span><text:span text:style-name="T5">v</text:span><text:span text:style-name="T5">7</text:span><text:span text:style-name="T5"> </text:span><text:span text:style-name="T5">–</text:span><text:span text:style-name="T5"> </text:span><text:span text:style-name="T6">S</text:span><text:span text:style-name="T6">R</text:span><text:span text:style-name="T6">D</text:span><text:span text:style-name="T6">-</text:span><text:span text:style-name="T6">0</text:span><text:span text:style-name="T6">5</text:span><text:span text:style-name="T6">V</text:span><text:span text:style-name="T6"> </text:span><text:span text:style-name="T6">D</text:span><text:span text:style-name="T6">C</text:span><text:span text:style-name="T6">-</text:span><text:span text:style-name="T6">S</text:span><text:span text:style-name="T6">L</text:span><text:span text:style-name="T6">-</text:span><text:span text:style-name="T6">C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n</text:span><text:span text:style-name="T6">t</text:span></text:p>
            <text:p><text:span text:style-name="T7">N</text:span><text:span text:style-name="T7">a</text:span><text:span text:style-name="T7">n</text:span><text:span text:style-name="T7">o</text:span><text:span text:style-name="T7">W</text:span><text:span text:style-name="T7">a</text:span><text:span text:style-name="T7">t</text:span><text:span text:style-name="T7">c</text:span><text:span text:style-name="T7">h</text:span><text:span text:style-name="T7">d</text:span><text:span text:style-name="T7">o</text:span><text:span text:style-name="T7">g</text:span><text:span text:style-name="T7"> </text:span><text:span text:style-name="T7">v</text:span><text:span text:style-name="T7">8</text:span><text:span text:style-name="T7">.</text:span><text:span text:style-name="T7">2</text:span><text:span text:style-name="T7">0</text:span><text:span text:style-name="T7">1</text:span><text:span text:style-name="T7">6</text:span></text:p>
            <text:p><text:span text:style-name="T7">C</text:span><text:span text:style-name="T7">o</text:span><text:span text:style-name="T7">p</text:span><text:span text:style-name="T7">y</text:span><text:span text:style-name="T7">r</text:span><text:span text:style-name="T7">i</text:span><text:span text:style-name="T7">g</text:span><text:span text:style-name="T7">h</text:span><text:span text:style-name="T7">t</text:span><text:span text:style-name="T7"> </text:span><text:span text:style-name="T7">@</text:span><text:span text:style-name="T7"> </text:span><text:span text:style-name="T7">2</text:span><text:span text:style-name="T7">0</text:span><text:span text:style-name="T7">1</text:span><text:span text:style-name="T7">5</text:span><text:span text:style-name="T7">-</text:span><text:span text:style-name="T7">2</text:span><text:span text:style-name="T7">0</text:span><text:span text:style-name="T7">1</text:span><text:span text:style-name="T7">7</text:span><text:span text:style-name="T7"> </text:span><text:span text:style-name="T7">P</text:span><text:span text:style-name="T7">i</text:span><text:span text:style-name="T7">e</text:span><text:span text:style-name="T7">r</text:span><text:span text:style-name="T7">r</text:span><text:span text:style-name="T7">e</text:span><text:span text:style-name="T7"> </text:span><text:span text:style-name="T7">W</text:span><text:span text:style-name="T7">i</text:span><text:span text:style-name="T7">e</text:span><text:span text:style-name="T7">s</text:span><text:span text:style-name="T7">e</text:span><text:span text:style-name="T7">r</text:span><text:span text:style-name="T7"> </text:span><text:span text:style-name="T7">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</text:span><text:span text:style-name="T8">a</text:span><text:span text:style-name="T8">s</text:span><text:span text:style-name="T8">t</text:span><text:span text:style-name="T8"> </text:span><text:span text:style-name="T8">u</text:span><text:span text:style-name="T8">p</text:span><text:span text:style-name="T8">d</text:span><text:span text:style-name="T8">a</text:span><text:span text:style-name="T8">t</text:span><text:span text:style-name="T8">e</text:span><text:span text:style-name="T8">d</text:span><text:span text:style-name="T8"> </text:span><text:span text:style-name="T8">o</text:span><text:span text:style-name="T8">n</text:span><text:span text:style-name="T8"> </text:span><text:span text:style-name="T8">2</text:span><text:span text:style-name="T8">0</text:span><text:span text:style-name="T8">1</text:span><text:span text:style-name="T8">7</text:span><text:span text:style-name="T8">-</text:span><text:span text:style-name="T8">0</text:span><text:span text:style-name="T8">2</text:span><text:span text:style-name="T8">-</text:span><text:span text:style-name="T8">0</text:span><text:span text:style-name="T8">6</text:span></text:p>
          </draw:text-box>
        </draw:frame>
        <draw:line draw:style-name="gr9" draw:text-style-name="P3" draw:layer="coupures" svg:x1="18.477cm" svg:y1="9.264cm" svg:x2="18.666cm" svg:y2="9.264cm">
          <text:p/>
        </draw:line>
        <draw:g>
          <draw:g>
            <draw:custom-shape draw:style-name="gr42" draw:text-style-name="P8" draw:layer="acastillage" svg:width="0.264cm" svg:height="1.005cm" svg:x="11.089cm" svg:y="13.9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acastillage" svg:width="0.08cm" svg:height="0.08cm" svg:x="11.177cm" svg:y="14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83cm" svg:y="14.8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9cm" svg:y="1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4cm" svg:y="14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2" draw:layer="acastillage" svg:width="3.209cm" svg:height="0.489cm" svg:x="10.66cm" svg:y="13.54cm">
            <draw:text-box>
              <text:p><text:span text:style-name="T3">M</text:span><text:span text:style-name="T3">o</text:span><text:span text:style-name="T3">t</text:span><text:span text:style-name="T3">h</text:span><text:span text:style-name="T3">e</text:span><text:span text:style-name="T3">r</text:span><text:span text:style-name="T3">b</text:span><text:span text:style-name="T3">o</text:span><text:span text:style-name="T3">a</text:span><text:span text:style-name="T3">r</text:span><text:span text:style-name="T3">d</text:span><text:span text:style-name="T3"> </text:span><text:span text:style-name="T3">U</text:span><text:span text:style-name="T3">S</text:span><text:span text:style-name="T3">B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o</text:span><text:span text:style-name="T3">r</text:span></text:p>
            </draw:text-box>
          </draw:frame>
          <draw:line draw:style-name="gr43" draw:text-style-name="P3" draw:layer="acastillage" svg:x1="11.446cm" svg:y1="14.119cm" svg:x2="12.058cm" svg:y2="14.119cm">
            <text:p/>
          </draw:line>
          <draw:line draw:style-name="gr43" draw:text-style-name="P3" draw:layer="acastillage" svg:x1="11.446cm" svg:y1="14.373cm" svg:x2="12.058cm" svg:y2="14.373cm">
            <text:p/>
          </draw:line>
          <draw:line draw:style-name="gr43" draw:text-style-name="P3" draw:layer="acastillage" svg:x1="11.446cm" svg:y1="14.616cm" svg:x2="12.058cm" svg:y2="14.616cm">
            <text:p/>
          </draw:line>
          <draw:line draw:style-name="gr43" draw:text-style-name="P3" draw:layer="acastillage" svg:x1="11.446cm" svg:y1="14.881cm" svg:x2="12.058cm" svg:y2="14.881cm">
            <text:p/>
          </draw:line>
          <draw:line draw:style-name="gr44" draw:text-style-name="P3" draw:layer="acastillage" svg:x1="12.057cm" svg:y1="14.115cm" svg:x2="12.742cm" svg:y2="14.265cm">
            <text:p/>
          </draw:line>
          <draw:line draw:style-name="gr45" draw:text-style-name="P3" draw:layer="acastillage" svg:x1="12.046cm" svg:y1="14.897cm" svg:x2="12.731cm" svg:y2="14.788cm">
            <text:p/>
          </draw:line>
          <draw:line draw:style-name="gr46" draw:text-style-name="P3" draw:layer="acastillage" svg:x1="12.053cm" svg:y1="14.611cm" svg:x2="12.748cm" svg:y2="14.57cm">
            <text:p/>
          </draw:line>
          <draw:line draw:style-name="gr47" draw:text-style-name="P3" draw:layer="acastillage" svg:x1="12.054cm" svg:y1="14.382cm" svg:x2="12.742cm" svg:y2="14.415cm">
            <text:p/>
          </draw:line>
          <draw:custom-shape draw:style-name="gr48" draw:text-style-name="P3" draw:layer="acastillage" svg:width="3.698cm" svg:height="1.777cm" svg:x="10.395cm" svg:y="13.453cm">
            <text:p/>
            <draw:enhanced-geometry svg:viewBox="0 0 21600 21600" draw:type="rectangle" draw:enhanced-path="M 0 0 L 21600 0 21600 21600 0 21600 0 0 Z N"/>
          </draw:custom-shape>
        </draw:g>
        <draw:frame draw:style-name="gr49" draw:text-style-name="P12" draw:layer="composants" svg:width="0.764cm" svg:height="0.239cm" draw:transform="rotate (1.5707963267949) translate (17.063cm 12.137cm)">
          <draw:text-box>
            <text:p><text:span text:style-name="T3">R</text:span><text:span text:style-name="T3">E</text:span><text:span text:style-name="T3">S</text:span><text:span text:style-name="T3">E</text:span><text:span text:style-name="T3">T</text:span></text:p>
          </draw:text-box>
        </draw:frame>
        <draw:g>
          <draw:custom-shape draw:style-name="gr50" draw:text-style-name="P4" draw:layer="composants" svg:width="1.55cm" svg:height="1.91cm" draw:transform="rotate (1.5707963267949) translate (16.86cm 10.067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7.269cm 8.6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72cm 9.9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73cm 9.9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543cm 9.9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544cm 9.96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118cm 9.3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1" draw:text-style-name="P24" draw:layer="composants" svg:width="0.755cm" svg:height="0.408cm" svg:x="17.992cm" svg:y="8.441cm">
            <draw:text-box>
              <text:p><text:span text:style-name="T12">N</text:span><text:span text:style-name="T12">C</text:span></text:p>
            </draw:text-box>
          </draw:frame>
          <draw:frame draw:style-name="gr51" draw:text-style-name="P24" draw:layer="composants" svg:width="0.778cm" svg:height="0.408cm" svg:x="17.985cm" svg:y="9.725cm">
            <draw:text-box>
              <text:p><text:span text:style-name="T12">N</text:span><text:span text:style-name="T12">O</text:span></text:p>
            </draw:text-box>
          </draw:frame>
          <draw:custom-shape draw:style-name="gr20" draw:text-style-name="P5" draw:layer="composants" svg:width="0.08cm" svg:height="0.08cm" draw:transform="rotate (1.5707963267949) translate (18.545cm 8.6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4" draw:layer="composants" svg:width="0.54cm" svg:height="0.198cm" draw:transform="rotate (1.5707963267949) translate (16.574cm 9.576cm)">
              <text:p/>
              <draw:enhanced-geometry svg:viewBox="0 0 21600 21600" draw:mirror-vertical="false" draw:mirror-horizontal="true" draw:type="rectangle" draw:enhanced-path="M 0 0 L 21600 0 21600 21600 0 21600 0 0 Z N"/>
            </draw:custom-shape>
            <draw:line draw:style-name="gr13" draw:text-style-name="P7" draw:layer="composants" svg:x1="16.772cm" svg:y1="9.476cm" svg:x2="16.58cm" svg:y2="9.476cm">
              <text:p/>
            </draw:line>
          </draw:g>
          <draw:line draw:style-name="gr14" draw:text-style-name="P3" draw:layer="composants" svg:x1="16.674cm" svg:y1="9.041cm" svg:x2="16.674cm" svg:y2="8.398cm">
            <text:p/>
          </draw:line>
          <draw:line draw:style-name="gr14" draw:text-style-name="P3" draw:layer="composants" svg:x1="16.677cm" svg:y1="10.173cm" svg:x2="16.677cm" svg:y2="9.582cm">
            <text:p/>
          </draw:line>
          <draw:line draw:style-name="gr52" draw:text-style-name="P3" draw:layer="composants" svg:x1="16.67cm" svg:y1="8.401cm" svg:x2="17.341cm" svg:y2="8.396cm">
            <text:p/>
          </draw:line>
          <draw:line draw:style-name="gr52" draw:text-style-name="P3" draw:layer="composants" svg:x1="16.665cm" svg:y1="10.175cm" svg:x2="17.344cm" svg:y2="10.175cm">
            <text:p/>
          </draw:line>
        </draw:g>
        <draw:line draw:style-name="gr8" draw:text-style-name="P3" draw:layer="coupures" svg:x1="17.225cm" svg:y1="10.54cm" svg:x2="17.414cm" svg:y2="10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7-02-06T05:31:45.739127818</dc:date>
    <meta:editing-cycles>45</meta:editing-cycles>
    <meta:editing-duration>PT11H13M32S</meta:editing-duration>
    <meta:document-statistic meta:object-count="1563"/>
    <meta:user-defined meta:name="Info 1"/>
    <meta:user-defined meta:name="Info 2"/>
    <meta:user-defined meta:name="Info 3"/>
    <meta:user-defined meta:name="Info 4"/>
  </office:meta>
</office:document-meta>
</file>